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j</mi>
      </msub>
      <mrow>
        <mi/>
        <mo stretchy="false">=</mo>
        <mi/>
      </mrow>
      <mrow>
        <mo stretchy="false">∮</mo>
        <mrow>
          <mfrac>
            <mrow>
              <mtext>d</mtext>
              <msub>
                <mi>W</mi>
                <mi>j</mi>
              </msub>
              <mrow>
                <mo stretchy="false">(</mo>
                <mrow>
                  <msub>
                    <mi>q</mi>
                    <mi>j</mi>
                  </msub>
                  <mi>;</mi>
                  <mstyle mathvariant="bold">
                    <mrow>
                      <mo stretchy="false">α</mo>
                    </mrow>
                  </mstyle>
                </mrow>
                <mo stretchy="false">)</mo>
              </mrow>
            </mrow>
            <mrow>
              <mtext>d</mtext>
              <msub>
                <mi>q</mi>
                <mi>j</mi>
              </msub>
            </mrow>
          </mfrac>
        </mrow>
      </mrow>
      <mtext>d</mtext>
      <msub>
        <mi>q</mi>
        <mi>j</mi>
      </msub>
      <mrow>
        <mi/>
        <mo stretchy="false">=</mo>
        <mi/>
      </mrow>
      <msub>
        <mi>J</mi>
        <mi>j</mi>
      </msub>
      <mrow>
        <mo stretchy="false">(</mo>
        <mrow>
          <mstyle mathvariant="bold">
            <mrow>
              <mo stretchy="false">α</mo>
            </mrow>
          </mstyle>
        </mrow>
        <mo stretchy="false">)</mo>
      </mrow>
    </mrow>
    <annotation encoding="StarMath 5.0">J_j `=` lint { alignc {"d" W_j ( q_j ; bold %ialpha )} over {"d" q_j}}  "d" q_j `=` J_j( bold %ialph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43:16.884000000</meta:creation-date>
    <meta:generator>LibreOffice/4.1.4.2$Windows_x86 LibreOffice_project/0a0440ccc0227ad9829de5f46be37cfb6edcf72</meta:generator>
  </office:meta>
</office:document-meta>
</file>